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7mm"/>
    </style:style>
    <style:style style:name="co2" style:family="table-column">
      <style:table-column-properties fo:break-before="auto" style:column-width="36.79mm"/>
    </style:style>
    <style:style style:name="co3" style:family="table-column">
      <style:table-column-properties fo:break-before="auto" style:column-width="12.5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9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Gender</text:p>
          </table:table-cell>
          <table:table-cell table:number-columns-repeated="4"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6" office:value-type="string" calcext:value-type="string">
            <text:p>f</text:p>
          </table:table-cell>
          <table:table-cell table:number-columns-repeated="5"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layed games before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a lot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5" office:value-type="string" calcext:value-type="string">
            <text:p>a lot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a lo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nd/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table:number-columns-repeated="2"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uestions:</text:p>
          </table:table-cell>
          <table:table-cell table:number-columns-repeated="19"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.Dev</text:p>
          </table:table-cell>
        </table:table-row>
        <table:table-row table:style-name="ro1">
          <table:table-cell/>
          <table:table-cell office:value-type="string" calcext:value-type="string">
            <text:p>q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7:.U7])" office:value-type="float" office:value="3.68421052631579" calcext:value-type="float">
            <text:p>3,6842105263</text:p>
          </table:table-cell>
          <table:table-cell table:formula="of:=MEDIAN([.C7:.U7])" office:value-type="float" office:value="4" calcext:value-type="float">
            <text:p>4</text:p>
          </table:table-cell>
          <table:table-cell table:formula="of:=VAR([.C7:.U7])" office:value-type="float" office:value="0.228070175438596" calcext:value-type="float">
            <text:p>0,2280701754</text:p>
          </table:table-cell>
          <table:table-cell table:formula="of:=STDEV([.C7:.U7])" office:value-type="float" office:value="0.477566932940919" calcext:value-type="float">
            <text:p>0,4775669329</text:p>
          </table:table-cell>
        </table:table-row>
        <table:table-row table:style-name="ro1">
          <table:table-cell/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8:.U8])" office:value-type="float" office:value="2.57894736842105" calcext:value-type="float">
            <text:p>2,5789473684</text:p>
          </table:table-cell>
          <table:table-cell table:formula="of:=MEDIAN([.C8:.U8])" office:value-type="float" office:value="3" calcext:value-type="float">
            <text:p>3</text:p>
          </table:table-cell>
          <table:table-cell table:formula="of:=VAR([.C8:.U8])" office:value-type="float" office:value="1.70175438596491" calcext:value-type="float">
            <text:p>1,701754386</text:p>
          </table:table-cell>
          <table:table-cell table:formula="of:=STDEV([.C8:.U8])" office:value-type="float" office:value="1.30451308386114" calcext:value-type="float">
            <text:p>1,3045130839</text:p>
          </table:table-cell>
        </table:table-row>
        <table:table-row table:style-name="ro1">
          <table:table-cell/>
          <table:table-cell office:value-type="string" calcext:value-type="string">
            <text:p>q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9:.U9])" office:value-type="float" office:value="3.15789473684211" calcext:value-type="float">
            <text:p>3,1578947368</text:p>
          </table:table-cell>
          <table:table-cell table:formula="of:=MEDIAN([.C9:.U9])" office:value-type="float" office:value="3" calcext:value-type="float">
            <text:p>3</text:p>
          </table:table-cell>
          <table:table-cell table:formula="of:=VAR([.C9:.U9])" office:value-type="float" office:value="1.02923976608187" calcext:value-type="float">
            <text:p>1,0292397661</text:p>
          </table:table-cell>
          <table:table-cell table:formula="of:=STDEV([.C9:.U9])" office:value-type="float" office:value="1.01451454700358" calcext:value-type="float">
            <text:p>1,014514547</text:p>
          </table:table-cell>
        </table:table-row>
        <table:table-row table:style-name="ro1">
          <table:table-cell/>
          <table:table-cell office:value-type="string" calcext:value-type="string">
            <text:p>q4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10:.U10])" office:value-type="float" office:value="3.42105263157895" calcext:value-type="float">
            <text:p>3,4210526316</text:p>
          </table:table-cell>
          <table:table-cell table:formula="of:=MEDIAN([.C10:.U10])" office:value-type="float" office:value="4" calcext:value-type="float">
            <text:p>4</text:p>
          </table:table-cell>
          <table:table-cell table:formula="of:=VAR([.C10:.U10])" office:value-type="float" office:value="0.701754385964912" calcext:value-type="float">
            <text:p>0,701754386</text:p>
          </table:table-cell>
          <table:table-cell table:formula="of:=STDEV([.C10:.U10])" office:value-type="float" office:value="0.837707816583391" calcext:value-type="float">
            <text:p>0,8377078166</text:p>
          </table:table-cell>
        </table:table-row>
        <table:table-row table:style-name="ro1">
          <table:table-cell/>
          <table:table-cell office:value-type="string" calcext:value-type="string">
            <text:p>q5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11:.U11])" office:value-type="float" office:value="3.94736842105263" calcext:value-type="float">
            <text:p>3,9473684211</text:p>
          </table:table-cell>
          <table:table-cell table:formula="of:=MEDIAN([.C11:.U11])" office:value-type="float" office:value="4" calcext:value-type="float">
            <text:p>4</text:p>
          </table:table-cell>
          <table:table-cell table:formula="of:=VAR([.C11:.U11])" office:value-type="float" office:value="0.0526315789473684" calcext:value-type="float">
            <text:p>0,0526315789</text:p>
          </table:table-cell>
          <table:table-cell table:formula="of:=STDEV([.C11:.U11])" office:value-type="float" office:value="0.229415733870562" calcext:value-type="float">
            <text:p>0,2294157339</text:p>
          </table:table-cell>
        </table:table-row>
        <table:table-row table:style-name="ro1">
          <table:table-cell/>
          <table:table-cell office:value-type="string" calcext:value-type="string">
            <text:p>q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12:.U12])" office:value-type="float" office:value="3.26315789473684" calcext:value-type="float">
            <text:p>3,2631578947</text:p>
          </table:table-cell>
          <table:table-cell table:formula="of:=MEDIAN([.C12:.U12])" office:value-type="float" office:value="4" calcext:value-type="float">
            <text:p>4</text:p>
          </table:table-cell>
          <table:table-cell table:formula="of:=VAR([.C12:.U12])" office:value-type="float" office:value="1.09356725146199" calcext:value-type="float">
            <text:p>1,0935672515</text:p>
          </table:table-cell>
          <table:table-cell table:formula="of:=STDEV([.C12:.U12])" office:value-type="float" office:value="1.04573765900535" calcext:value-type="float">
            <text:p>1,045737659</text:p>
          </table:table-cell>
        </table:table-row>
        <table:table-row table:style-name="ro1">
          <table:table-cell/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AVERAGE([.C13:.U13])" office:value-type="float" office:value="1.36842105263158" calcext:value-type="float">
            <text:p>1,3684210526</text:p>
          </table:table-cell>
          <table:table-cell table:formula="of:=MEDIAN([.C13:.U13])" office:value-type="float" office:value="1" calcext:value-type="float">
            <text:p>1</text:p>
          </table:table-cell>
          <table:table-cell table:formula="of:=VAR([.C13:.U13])" office:value-type="float" office:value="0.912280701754386" calcext:value-type="float">
            <text:p>0,9122807018</text:p>
          </table:table-cell>
          <table:table-cell table:formula="of:=STDEV([.C13:.U13])" office:value-type="float" office:value="0.955133865881838" calcext:value-type="float">
            <text:p>0,9551338659</text:p>
          </table:table-cell>
        </table:table-row>
        <table:table-row table:style-name="ro1">
          <table:table-cell/>
          <table:table-cell office:value-type="string" calcext:value-type="string">
            <text:p>q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C14:.U14])" office:value-type="float" office:value="1.47368421052632" calcext:value-type="float">
            <text:p>1,4736842105</text:p>
          </table:table-cell>
          <table:table-cell table:formula="of:=MEDIAN([.C14:.U14])" office:value-type="float" office:value="1" calcext:value-type="float">
            <text:p>1</text:p>
          </table:table-cell>
          <table:table-cell table:formula="of:=VAR([.C14:.U14])" office:value-type="float" office:value="1.04093567251462" calcext:value-type="float">
            <text:p>1,0409356725</text:p>
          </table:table-cell>
          <table:table-cell table:formula="of:=STDEV([.C14:.U14])" office:value-type="float" office:value="1.02026255077535" calcext:value-type="float">
            <text:p>1,0202625508</text:p>
          </table:table-cell>
        </table:table-row>
        <table:table-row table:style-name="ro1">
          <table:table-cell/>
          <table:table-cell office:value-type="string" calcext:value-type="string">
            <text:p>q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VERAGE([.C15:.U15])" office:value-type="float" office:value="2.57894736842105" calcext:value-type="float">
            <text:p>2,5789473684</text:p>
          </table:table-cell>
          <table:table-cell table:formula="of:=MEDIAN([.C15:.U15])" office:value-type="float" office:value="3" calcext:value-type="float">
            <text:p>3</text:p>
          </table:table-cell>
          <table:table-cell table:formula="of:=VAR([.C15:.U15])" office:value-type="float" office:value="1.5906432748538" calcext:value-type="float">
            <text:p>1,5906432749</text:p>
          </table:table-cell>
          <table:table-cell table:formula="of:=STDEV([.C15:.U15])" office:value-type="float" office:value="1.26120707056922" calcext:value-type="float">
            <text:p>1,2612070706</text:p>
          </table:table-cell>
        </table:table-row>
        <table:table-row table:style-name="ro1">
          <table:table-cell/>
          <table:table-cell office:value-type="string" calcext:value-type="string">
            <text:p>q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AVERAGE([.C16:.U16])" office:value-type="float" office:value="2.10526315789474" calcext:value-type="float">
            <text:p>2,1052631579</text:p>
          </table:table-cell>
          <table:table-cell table:formula="of:=MEDIAN([.C16:.U16])" office:value-type="float" office:value="2" calcext:value-type="float">
            <text:p>2</text:p>
          </table:table-cell>
          <table:table-cell table:formula="of:=VAR([.C16:.U16])" office:value-type="float" office:value="1.54385964912281" calcext:value-type="float">
            <text:p>1,5438596491</text:p>
          </table:table-cell>
          <table:table-cell table:formula="of:=STDEV([.C16:.U16])" office:value-type="float" office:value="1.24252148839479" calcext:value-type="float">
            <text:p>1,2425214884</text:p>
          </table:table-cell>
        </table:table-row>
        <table:table-row table:style-name="ro1">
          <table:table-cell/>
          <table:table-cell office:value-type="string" calcext:value-type="string">
            <text:p>q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17:.U17])" office:value-type="float" office:value="3.52631578947368" calcext:value-type="float">
            <text:p>3,5263157895</text:p>
          </table:table-cell>
          <table:table-cell table:formula="of:=MEDIAN([.C17:.U17])" office:value-type="float" office:value="4" calcext:value-type="float">
            <text:p>4</text:p>
          </table:table-cell>
          <table:table-cell table:formula="of:=VAR([.C17:.U17])" office:value-type="float" office:value="0.929824561403509" calcext:value-type="float">
            <text:p>0,9298245614</text:p>
          </table:table-cell>
          <table:table-cell table:formula="of:=STDEV([.C17:.U17])" office:value-type="float" office:value="0.964274111134126" calcext:value-type="float">
            <text:p>0,9642741111</text:p>
          </table:table-cell>
        </table:table-row>
        <table:table-row table:style-name="ro1">
          <table:table-cell/>
          <table:table-cell office:value-type="string" calcext:value-type="string">
            <text:p>q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table:formula="of:=AVERAGE([.C18:.U18])" office:value-type="float" office:value="3.05263157894737" calcext:value-type="float">
            <text:p>3,0526315789</text:p>
          </table:table-cell>
          <table:table-cell table:formula="of:=MEDIAN([.C18:.U18])" office:value-type="float" office:value="4" calcext:value-type="float">
            <text:p>4</text:p>
          </table:table-cell>
          <table:table-cell table:formula="of:=VAR([.C18:.U18])" office:value-type="float" office:value="1.3859649122807" calcext:value-type="float">
            <text:p>1,3859649123</text:p>
          </table:table-cell>
          <table:table-cell table:formula="of:=STDEV([.C18:.U18])" office:value-type="float" office:value="1.17727011016194" calcext:value-type="float">
            <text:p>1,1772701102</text:p>
          </table:table-cell>
        </table:table-row>
        <table:table-row table:style-name="ro1">
          <table:table-cell/>
          <table:table-cell office:value-type="string" calcext:value-type="string">
            <text:p>q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19:.U19])" office:value-type="float" office:value="2.84210526315789" calcext:value-type="float">
            <text:p>2,8421052632</text:p>
          </table:table-cell>
          <table:table-cell table:formula="of:=MEDIAN([.C19:.U19])" office:value-type="float" office:value="3" calcext:value-type="float">
            <text:p>3</text:p>
          </table:table-cell>
          <table:table-cell table:formula="of:=VAR([.C19:.U19])" office:value-type="float" office:value="1.58479532163743" calcext:value-type="float">
            <text:p>1,5847953216</text:p>
          </table:table-cell>
          <table:table-cell table:formula="of:=STDEV([.C19:.U19])" office:value-type="float" office:value="1.25888654041475" calcext:value-type="float">
            <text:p>1,2588865404</text:p>
          </table:table-cell>
        </table:table-row>
        <table:table-row table:style-name="ro1">
          <table:table-cell/>
          <table:table-cell office:value-type="string" calcext:value-type="string">
            <text:p>q14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C20:.U20])" office:value-type="float" office:value="3.26315789473684" calcext:value-type="float">
            <text:p>3,2631578947</text:p>
          </table:table-cell>
          <table:table-cell table:formula="of:=MEDIAN([.C20:.U20])" office:value-type="float" office:value="4" calcext:value-type="float">
            <text:p>4</text:p>
          </table:table-cell>
          <table:table-cell table:formula="of:=VAR([.C20:.U20])" office:value-type="float" office:value="1.2046783625731" calcext:value-type="float">
            <text:p>1,2046783626</text:p>
          </table:table-cell>
          <table:table-cell table:formula="of:=STDEV([.C20:.U20])" office:value-type="float" office:value="1.09757840839418" calcext:value-type="float">
            <text:p>1,0975784084</text:p>
          </table:table-cell>
        </table:table-row>
        <table:table-row table:style-name="ro1">
          <table:table-cell/>
          <table:table-cell office:value-type="string" calcext:value-type="string">
            <text:p>q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table:formula="of:=AVERAGE([.C21:.U21])" office:value-type="float" office:value="3.68421052631579" calcext:value-type="float">
            <text:p>3,6842105263</text:p>
          </table:table-cell>
          <table:table-cell table:formula="of:=MEDIAN([.C21:.U21])" office:value-type="float" office:value="4" calcext:value-type="float">
            <text:p>4</text:p>
          </table:table-cell>
          <table:table-cell table:formula="of:=VAR([.C21:.U21])" office:value-type="float" office:value="0.672514619883041" calcext:value-type="float">
            <text:p>0,6725146199</text:p>
          </table:table-cell>
          <table:table-cell table:formula="of:=STDEV([.C21:.U21])" office:value-type="float" office:value="0.820069887194403" calcext:value-type="float">
            <text:p>0,8200698872</text:p>
          </table:table-cell>
        </table:table-row>
        <table:table-row table:style-name="ro1">
          <table:table-cell/>
          <table:table-cell office:value-type="string" calcext:value-type="string">
            <text:p>q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C22:.U22])" office:value-type="float" office:value="1.78947368421053" calcext:value-type="float">
            <text:p>1,7894736842</text:p>
          </table:table-cell>
          <table:table-cell table:formula="of:=MEDIAN([.C22:.U22])" office:value-type="float" office:value="1" calcext:value-type="float">
            <text:p>1</text:p>
          </table:table-cell>
          <table:table-cell table:formula="of:=VAR([.C22:.U22])" office:value-type="float" office:value="1.28654970760234" calcext:value-type="float">
            <text:p>1,2865497076</text:p>
          </table:table-cell>
          <table:table-cell table:formula="of:=STDEV([.C22:.U22])" office:value-type="float" office:value="1.1342617456312" calcext:value-type="float">
            <text:p>1,1342617456</text:p>
          </table:table-cell>
        </table:table-row>
        <table:table-row table:style-name="ro1">
          <table:table-cell/>
          <table:table-cell office:value-type="string" calcext:value-type="string">
            <text:p>q17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23:.U23])" office:value-type="float" office:value="3.89473684210526" calcext:value-type="float">
            <text:p>3,8947368421</text:p>
          </table:table-cell>
          <table:table-cell table:formula="of:=MEDIAN([.C23:.U23])" office:value-type="float" office:value="4" calcext:value-type="float">
            <text:p>4</text:p>
          </table:table-cell>
          <table:table-cell table:formula="of:=VAR([.C23:.U23])" office:value-type="float" office:value="0.0994152046783626" calcext:value-type="float">
            <text:p>0,0994152047</text:p>
          </table:table-cell>
          <table:table-cell table:formula="of:=STDEV([.C23:.U23])" office:value-type="float" office:value="0.315301767642306" calcext:value-type="float">
            <text:p>0,3153017676</text:p>
          </table:table-cell>
        </table:table-row>
        <table:table-row table:style-name="ro1">
          <table:table-cell/>
          <table:table-cell office:value-type="string" calcext:value-type="string">
            <text:p>q18</text:p>
          </table:table-cell>
          <table:table-cell table:number-columns-repeated="1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AVERAGE([.C24:.U24])" office:value-type="float" office:value="3.94736842105263" calcext:value-type="float">
            <text:p>3,9473684211</text:p>
          </table:table-cell>
          <table:table-cell table:formula="of:=MEDIAN([.C24:.U24])" office:value-type="float" office:value="4" calcext:value-type="float">
            <text:p>4</text:p>
          </table:table-cell>
          <table:table-cell table:formula="of:=VAR([.C24:.U24])" office:value-type="float" office:value="0.0526315789473684" calcext:value-type="float">
            <text:p>0,0526315789</text:p>
          </table:table-cell>
          <table:table-cell table:formula="of:=STDEV([.C24:.U24])" office:value-type="float" office:value="0.229415733870562" calcext:value-type="float">
            <text:p>0,2294157339</text:p>
          </table:table-cell>
        </table:table-row>
        <table:table-row table:style-name="ro1">
          <table:table-cell/>
          <table:table-cell office:value-type="string" calcext:value-type="string">
            <text:p>q19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formula="of:=AVERAGE([.C25:.U25])" office:value-type="float" office:value="3.68421052631579" calcext:value-type="float">
            <text:p>3,6842105263</text:p>
          </table:table-cell>
          <table:table-cell table:formula="of:=MEDIAN([.C25:.U25])" office:value-type="float" office:value="4" calcext:value-type="float">
            <text:p>4</text:p>
          </table:table-cell>
          <table:table-cell table:formula="of:=VAR([.C25:.U25])" office:value-type="float" office:value="0.450292397660819" calcext:value-type="float">
            <text:p>0,4502923977</text:p>
          </table:table-cell>
          <table:table-cell table:formula="of:=STDEV([.C25:.U25])" office:value-type="float" office:value="0.671038298207203" calcext:value-type="float">
            <text:p>0,6710382982</text:p>
          </table:table-cell>
        </table:table-row>
        <table:table-row table:style-name="ro1">
          <table:table-cell/>
          <table:table-cell office:value-type="string" calcext:value-type="string">
            <text:p>q20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4" calcext:value-type="float">
            <text:p>4</text:p>
          </table:table-cell>
          <table:table-cell table:formula="of:=AVERAGE([.C26:.U26])" office:value-type="float" office:value="3.78947368421053" calcext:value-type="float">
            <text:p>3,7894736842</text:p>
          </table:table-cell>
          <table:table-cell table:formula="of:=MEDIAN([.C26:.U26])" office:value-type="float" office:value="4" calcext:value-type="float">
            <text:p>4</text:p>
          </table:table-cell>
          <table:table-cell table:formula="of:=VAR([.C26:.U26])" office:value-type="float" office:value="0.39766081871345" calcext:value-type="float">
            <text:p>0,3976608187</text:p>
          </table:table-cell>
          <table:table-cell table:formula="of:=STDEV([.C26:.U26])" office:value-type="float" office:value="0.630603535284612" calcext:value-type="float">
            <text:p>0,6306035353</text:p>
          </table:table-cell>
        </table:table-row>
        <table:table-row table:style-name="ro1">
          <table:table-cell/>
          <table:table-cell office:value-type="string" calcext:value-type="string">
            <text:p>q21</text:p>
          </table:table-cell>
          <table:table-cell table:number-columns-repeated="19" office:value-type="float" office:value="4" calcext:value-type="float">
            <text:p>4</text:p>
          </table:table-cell>
          <table:table-cell table:formula="of:=AVERAGE([.C27:.U27])" office:value-type="float" office:value="4" calcext:value-type="float">
            <text:p>4</text:p>
          </table:table-cell>
          <table:table-cell table:formula="of:=MEDIAN([.C27:.U27])" office:value-type="float" office:value="4" calcext:value-type="float">
            <text:p>4</text:p>
          </table:table-cell>
          <table:table-cell table:formula="of:=VAR([.C27:.U27])" office:value-type="float" office:value="0" calcext:value-type="float">
            <text:p>0</text:p>
          </table:table-cell>
          <table:table-cell table:formula="of:=STDEV([.C27:.U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q22</text:p>
          </table:table-cell>
          <table:table-cell table:number-columns-repeated="19" office:value-type="float" office:value="4" calcext:value-type="float">
            <text:p>4</text:p>
          </table:table-cell>
          <table:table-cell table:formula="of:=AVERAGE([.C28:.U28])" office:value-type="float" office:value="4" calcext:value-type="float">
            <text:p>4</text:p>
          </table:table-cell>
          <table:table-cell table:formula="of:=MEDIAN([.C28:.U28])" office:value-type="float" office:value="4" calcext:value-type="float">
            <text:p>4</text:p>
          </table:table-cell>
          <table:table-cell table:formula="of:=VAR([.C28:.U28])" office:value-type="float" office:value="0" calcext:value-type="float">
            <text:p>0</text:p>
          </table:table-cell>
          <table:table-cell table:formula="of:=STDEV([.C28:.U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2"/>
          <table:table-cell table:number-columns-repeated="2" office:value-type="string" calcext:value-type="string">
            <text:p>No sound</text:p>
          </table:table-cell>
          <table:table-cell table:number-columns-repeated="2"/>
          <table:table-cell table:number-columns-repeated="4" office:value-type="string" calcext:value-type="string">
            <text:p>lag</text:p>
          </table:table-cell>
          <table:table-cell table:number-columns-repeated="2"/>
          <table:table-cell table:number-columns-repeated="2" office:value-type="string" calcext:value-type="string">
            <text:p>lag</text:p>
          </table:table-cell>
          <table:table-cell table:number-columns-repeated="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General notes:</text:p>
          </table:table-cell>
          <table:table-cell office:value-type="string" calcext:value-type="string">
            <text:p>cool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xbox and phon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lag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No sound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cary spider 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copmeted with spid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good music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ard to cooperate with lag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want to become better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ome asked for the name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ome asked where to buy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pointing to the screen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and got stuck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some stayed to watch others play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creation-date>2016-05-14T13:41:52.340000000</meta:creation-date>
    <dc:date>2016-05-15T19:15:03.180000000</dc:date>
    <meta:editing-duration>P1DT4H1M9S</meta:editing-duration>
    <meta:editing-cycles>3</meta:editing-cycles>
    <meta:generator>LibreOffice/5.0.0.5$Windows_X86_64 LibreOffice_project/1b1a90865e348b492231e1c451437d7a15bb262b</meta:generator>
    <meta:document-statistic meta:table-count="1" meta:cell-count="657" meta:object-count="0"/>
  </office:meta>
</office:document-meta>
</file>